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4.769cm" fo:min-width="19.94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548cm" fo:min-width="2.619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96cm" fo:min-width="2.567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27cm" fo:min-width="1.06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18cm" fo:min-width="1.066cm" fo:padding-top="0.151cm" fo:padding-bottom="0.151cm" fo:padding-left="0.276cm" fo:padding-right="0.276cm"/>
    </style:style>
    <style:style style:name="gr9" style:family="graphic" style:parent-style-name="objectwithoutfill">
      <style:graphic-properties svg:stroke-color="#0066b3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6c3b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28cm" fo:min-width="0.57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76cm" fo:min-width="0.526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style:font-name="Times New Roman" fo:font-size="26pt"/>
    </style:style>
    <style:style style:name="P3" style:family="paragraph">
      <loext:graphic-properties draw:fill="none" draw:fill-color="#ffffff"/>
      <style:text-properties style:font-name="Times New Roman" fo:font-size="2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Times New Roman"/>
    </style:style>
    <style:style style:name="P7" style:family="paragraph">
      <loext:graphic-properties draw:fill="none" draw:fill-color="#ffffff"/>
      <style:text-properties style:font-name="Times New Roman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47cm" svg:height="25.019cm" svg:x="0.49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4.953cm" svg:height="7.62cm" svg:x="1.005cm" svg:y="6.05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" draw:text-style-name="P3" draw:layer="layout" svg:width="1.627cm" svg:height="1.267cm" svg:x="2.802cm" svg:y="9.063cm">
          <draw:text-box>
            <text:p text:style-name="P2">T1</text:p>
          </draw:text-box>
        </draw:frame>
        <draw:custom-shape draw:style-name="gr4" draw:text-style-name="P1" xml:id="id18" draw:id="id18" draw:layer="layout" svg:width="4.953cm" svg:height="7.62cm" svg:x="15.605cm" svg:y="6.05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3" draw:layer="layout" svg:width="1.724cm" svg:height="1.461cm" svg:x="17.402cm" svg:y="9.064cm">
          <draw:text-box>
            <text:p text:style-name="P2">T2</text:p>
          </draw:text-box>
        </draw:frame>
        <draw:custom-shape draw:style-name="gr4" draw:text-style-name="P1" xml:id="id19" draw:id="id19" draw:layer="layout" svg:width="4.953cm" svg:height="7.62cm" svg:x="12.811cm" svg:y="17.89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394cm" svg:height="2.283cm" svg:x="14.427cm" svg:y="20.939cm">
          <draw:text-box>
            <text:p text:style-name="P2">T3,4</text:p>
          </draw:text-box>
        </draw:frame>
        <draw:custom-shape draw:style-name="gr7" draw:text-style-name="P1" xml:id="id1" draw:id="id1" draw:layer="layout" svg:width="2.286cm" svg:height="0.889cm" svg:x="4.683cm" svg:y="6.207cm">
          <text:p text:style-name="P4">S<text:span text:style-name="T1">2..4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" draw:id="id5" draw:layer="layout" svg:width="2.286cm" svg:height="1.016cm" svg:x="4.429cm" svg:y="7.604cm">
          <text:p text:style-name="P4"><text:span text:style-name="T2">W</text:span><text:span text:style-name="T1">34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" draw:id="id6" draw:layer="layout" svg:width="2.286cm" svg:height="0.889cm" svg:x="4.184cm" svg:y="9.108cm">
          <text:p text:style-name="P4">S<text:span text:style-name="T1">1</text:span><text:span text:style-name="T1">..4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" draw:id="id10" draw:layer="layout" svg:width="2.286cm" svg:height="1.016cm" svg:x="3.93cm" svg:y="10.505cm">
          <text:p text:style-name="P4"><text:span text:style-name="T2">W</text:span><text:span text:style-name="T1">1</text:span><text:span text:style-name="T1">..4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" draw:id="id13" draw:layer="layout" svg:width="2.286cm" svg:height="1.016cm" svg:x="3.631cm" svg:y="12.006cm">
          <text:p text:style-name="P4"><text:span text:style-name="T2">W</text:span><text:span text:style-name="T1">2..4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2.286cm" svg:height="0.889cm" svg:x="12.684cm" svg:y="18.145cm">
          <text:p text:style-name="P4">S<text:span text:style-name="T1">134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" draw:id="id3" draw:layer="layout" svg:width="2.286cm" svg:height="1.016cm" svg:x="12.43cm" svg:y="19.542cm">
          <text:p text:style-name="P4"><text:span text:style-name="T2">W</text:span><text:span text:style-name="T1">13</text:span><text:span text:style-name="T1">4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2.286cm" svg:height="1.016cm" svg:x="11.922cm" svg:y="22.209cm">
          <text:p text:style-name="P4"><text:span text:style-name="T2">W</text:span><text:span text:style-name="T1">1</text:span><text:span text:style-name="T1">..4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2.286cm" svg:height="0.889cm" svg:x="11.677cm" svg:y="23.612cm">
          <text:p text:style-name="P4">S<text:span text:style-name="T1">1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" draw:id="id2" draw:layer="layout" svg:width="2.286cm" svg:height="1.016cm" svg:x="15.224cm" svg:y="7.35cm">
          <text:p text:style-name="P4"><text:span text:style-name="T2">W</text:span><text:span text:style-name="T1">13</text:span><text:span text:style-name="T1">4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2.286cm" svg:height="1.016cm" svg:x="14.716cm" svg:y="10.271cm">
          <text:p text:style-name="P4"><text:span text:style-name="T2">W</text:span><text:span text:style-name="T1">1</text:span><text:span text:style-name="T1">..4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" draw:id="id12" draw:layer="layout" svg:width="2.286cm" svg:height="0.889cm" svg:x="14.462cm" svg:y="11.795cm">
          <text:p text:style-name="P4">S<text:span text:style-name="T1">1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2.286cm" svg:height="0.889cm" svg:x="14.97cm" svg:y="8.874cm">
          <text:p text:style-name="P4">S<text:span text:style-name="T1">1</text:span><text:span text:style-name="T1">..4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1" draw:id="id11" draw:layer="layout" svg:width="2.286cm" svg:height="0.889cm" svg:x="12.176cm" svg:y="20.939cm">
          <text:p text:style-name="P4">S<text:span text:style-name="T1">1</text:span><text:span text:style-name="T1">..4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6.969cm" svg:y1="6.651cm" svg:x2="15.224cm" svg:y2="7.858cm" draw:start-shape="id1" draw:start-glue-point="10" draw:end-shape="id2" draw:end-glue-point="6" svg:d="M6969 6651c6192 0 2065 1207 8255 1207" svg:viewBox="0 0 8256 1208">
          <text:p/>
        </draw:connector>
        <draw:connector draw:style-name="gr9" draw:text-style-name="P5" draw:layer="layout" draw:type="curve" svg:x1="6.969cm" svg:y1="6.651cm" svg:x2="12.43cm" svg:y2="20.05cm" draw:start-shape="id1" draw:start-glue-point="10" draw:end-shape="id3" draw:end-glue-point="6" svg:d="M6969 6651c4096 0 1366 13399 5461 13399" svg:viewBox="0 0 5462 13400">
          <text:p/>
        </draw:connector>
        <draw:connector draw:style-name="gr10" draw:text-style-name="P5" draw:layer="layout" draw:type="curve" svg:x1="13.018cm" svg:y1="18.275cm" svg:x2="6.715cm" svg:y2="8.112cm" draw:start-shape="id4" draw:start-glue-point="5" draw:end-shape="id5" draw:end-glue-point="10" svg:d="M13018 18275c0-6776-2101-10163-6303-10163" svg:viewBox="0 0 6304 10164">
          <text:p/>
        </draw:connector>
        <draw:connector draw:style-name="gr10" draw:text-style-name="P5" draw:layer="layout" draw:type="curve" svg:x1="13.018cm" svg:y1="18.275cm" svg:x2="15.224cm" svg:y2="7.858cm" draw:start-shape="id4" draw:start-glue-point="5" draw:end-shape="id2" draw:end-glue-point="6" svg:d="M13018 18275c0-6945 735-10417 2206-10417" svg:viewBox="0 0 2207 10418">
          <text:p/>
        </draw:connector>
        <draw:connector draw:style-name="gr10" draw:text-style-name="P5" draw:layer="layout" draw:type="curve" svg:x1="12.684cm" svg:y1="18.589cm" svg:x2="12.43cm" svg:y2="20.05cm" draw:start-shape="id4" draw:start-glue-point="6" draw:end-shape="id3" draw:end-glue-point="6" svg:d="M12684 18589c-1171 0-1044 1461-254 1461" svg:viewBox="0 0 864 1462">
          <text:p/>
        </draw:connector>
        <draw:connector draw:style-name="gr9" draw:text-style-name="P5" draw:layer="layout" draw:type="curve" svg:x1="6.47cm" svg:y1="9.552cm" svg:x2="14.716cm" svg:y2="10.779cm" draw:start-shape="id6" draw:start-glue-point="10" draw:end-shape="id7" draw:end-glue-point="6" svg:d="M6470 9552c6186 0 2063 1227 8246 1227" svg:viewBox="0 0 8247 1228">
          <text:p/>
        </draw:connector>
        <draw:connector draw:style-name="gr9" draw:text-style-name="P5" draw:layer="layout" draw:type="curve" svg:x1="6.47cm" svg:y1="9.552cm" svg:x2="11.922cm" svg:y2="22.717cm" draw:start-shape="id6" draw:start-glue-point="10" draw:end-shape="id8" draw:end-glue-point="6" svg:d="M6470 9552c4090 0 1365 13165 5452 13165" svg:viewBox="0 0 5453 13166">
          <text:p/>
        </draw:connector>
        <draw:connector draw:style-name="gr11" draw:text-style-name="P5" draw:layer="layout" draw:type="curve" svg:x1="14.97cm" svg:y1="9.318cm" svg:x2="6.216cm" svg:y2="11.013cm" draw:start-shape="id9" draw:start-glue-point="6" draw:end-shape="id10" draw:end-glue-point="10" svg:d="M14970 9318c-6564 0-2187 1695-8754 1695" svg:viewBox="0 0 8755 1696">
          <text:p/>
        </draw:connector>
        <draw:connector draw:style-name="gr11" draw:text-style-name="P5" draw:layer="layout" draw:type="curve" svg:x1="14.97cm" svg:y1="9.318cm" svg:x2="11.922cm" svg:y2="22.717cm" draw:start-shape="id9" draw:start-glue-point="6" draw:end-shape="id8" draw:end-glue-point="6" svg:d="M14970 9318c-5362 0-3838 13399-3048 13399" svg:viewBox="0 0 3869 13400">
          <text:p/>
        </draw:connector>
        <draw:connector draw:style-name="gr10" draw:text-style-name="P5" draw:layer="layout" draw:type="curve" svg:x1="12.176cm" svg:y1="21.383cm" svg:x2="6.216cm" svg:y2="11.013cm" draw:start-shape="id11" draw:start-glue-point="6" draw:end-shape="id10" draw:end-glue-point="10" svg:d="M12176 21383c-4468 0-1489-10370-5960-10370" svg:viewBox="0 0 5961 10371">
          <text:p/>
        </draw:connector>
        <draw:connector draw:style-name="gr10" draw:text-style-name="P5" draw:layer="layout" draw:type="curve" svg:x1="12.51cm" svg:y1="21.069cm" svg:x2="14.716cm" svg:y2="10.779cm" draw:start-shape="id11" draw:start-glue-point="5" draw:end-shape="id7" draw:end-glue-point="6" svg:d="M12510 21069c0-6860 735-10290 2206-10290" svg:viewBox="0 0 2207 10291">
          <text:p/>
        </draw:connector>
        <draw:connector draw:style-name="gr11" draw:text-style-name="P5" draw:layer="layout" draw:type="curve" svg:x1="14.462cm" svg:y1="12.239cm" svg:x2="5.917cm" svg:y2="12.514cm" draw:start-shape="id12" draw:start-glue-point="6" draw:end-shape="id13" draw:end-glue-point="10" svg:d="M14462 12239c-6408 0-2136 275-8545 275" svg:viewBox="0 0 8546 276">
          <text:p/>
        </draw:connector>
        <draw:connector draw:style-name="gr10" draw:text-style-name="P5" draw:layer="layout" draw:type="curve" svg:x1="11.677cm" svg:y1="24.056cm" svg:x2="5.583cm" svg:y2="12.874cm" draw:start-shape="id14" draw:start-glue-point="6" draw:end-shape="id13" draw:end-glue-point="9" svg:d="M11677 24056c-4063 0-6094-3727-6094-11182" svg:viewBox="0 0 6095 11183">
          <text:p/>
        </draw:connector>
        <draw:custom-shape draw:style-name="gr12" draw:text-style-name="P1" xml:id="id16" draw:id="id16" draw:layer="layout" svg:width="1.524cm" svg:height="1.524cm" svg:x="7.223cm" svg:y="2.143cm">
          <text:p text:style-name="P4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" draw:id="id17" draw:layer="layout" svg:width="1.524cm" svg:height="1.524cm" svg:x="12.176cm" svg:y="2.143cm">
          <text:p text:style-name="P4">M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3.482cm" svg:y1="6.053cm" svg:x2="7.223cm" svg:y2="2.905cm" draw:start-shape="id15" draw:start-glue-point="5" draw:end-shape="id16" draw:end-glue-point="6" svg:d="M3482 6053c0-2099 1247-3148 3741-3148" svg:viewBox="0 0 3742 3149">
          <text:p/>
        </draw:connector>
        <draw:connector draw:style-name="gr9" draw:text-style-name="P5" draw:layer="layout" draw:type="curve" svg:x1="4.101cm" svg:y1="6.053cm" svg:x2="12.399cm" svg:y2="3.444cm" draw:start-shape="id15" draw:start-glue-point="4" draw:end-shape="id17" draw:end-glue-point="7" svg:d="M4101 6053c0-1788 8298-484 8298-2609" svg:viewBox="0 0 8299 2610">
          <text:p/>
        </draw:connector>
        <draw:connector draw:style-name="gr11" draw:text-style-name="P5" draw:layer="layout" draw:type="curve" svg:x1="18.701cm" svg:y1="6.054cm" svg:x2="13.477cm" svg:y2="2.366cm" draw:start-shape="id18" draw:start-glue-point="4" draw:end-shape="id17" draw:end-glue-point="11" svg:d="M18701 6054c0-2459-1741-3688-5224-3688" svg:viewBox="0 0 5225 3689">
          <text:p/>
        </draw:connector>
        <draw:connector draw:style-name="gr11" draw:text-style-name="P5" draw:layer="layout" draw:type="curve" svg:x1="18.082cm" svg:y1="6.054cm" svg:x2="8.747cm" svg:y2="2.905cm" draw:start-shape="id18" draw:start-glue-point="5" draw:end-shape="id16" draw:end-glue-point="10" svg:d="M18082 6054c0-2100-3111-3149-9335-3149" svg:viewBox="0 0 9336 3150">
          <text:p/>
        </draw:connector>
        <draw:connector draw:style-name="gr10" draw:text-style-name="P5" draw:layer="layout" draw:type="curve" draw:line-skew="-5.081cm" svg:x1="15.288cm" svg:y1="17.891cm" svg:x2="7.985cm" svg:y2="3.667cm" draw:start-shape="id19" draw:start-glue-point="5" draw:end-shape="id16" draw:end-glue-point="8" svg:d="M15288 17891c0-18288-7303-11176-7303-14224" svg:viewBox="0 0 7304 14225">
          <text:p/>
        </draw:connector>
        <draw:connector draw:style-name="gr10" draw:text-style-name="P5" draw:layer="layout" draw:type="curve" draw:line-skew="-1.398cm" svg:x1="15.907cm" svg:y1="17.891cm" svg:x2="12.938cm" svg:y2="3.667cm" draw:start-shape="id19" draw:start-glue-point="4" draw:end-shape="id17" draw:end-glue-point="8" svg:d="M15907 17891c0-12763-2969-5652-2969-14224" svg:viewBox="0 0 2970 14225">
          <text:p/>
        </draw:connector>
        <draw:frame draw:style-name="gr14" draw:text-style-name="P7" draw:layer="layout" svg:width="3.889cm" svg:height="0.954cm" svg:x="6.207cm" svg:y="1.208cm">
          <draw:text-box>
            <text:p text:style-name="P6"><text:span text:style-name="T3">CS_UpdateX</text:span></text:p>
          </draw:text-box>
        </draw:frame>
        <draw:frame draw:style-name="gr14" draw:text-style-name="P7" draw:layer="layout" svg:width="3.745cm" svg:height="0.954cm" svg:x="11.407cm" svg:y="1.054cm">
          <draw:text-box>
            <text:p text:style-name="P6"><text:span text:style-name="T3">M_CopyMC</text:span></text:p>
          </draw:text-box>
        </draw:frame>
        <draw:frame draw:style-name="gr14" draw:text-style-name="P7" draw:layer="layout" svg:width="2.09cm" svg:height="0.954cm" svg:x="5.874cm" svg:y="5.38cm">
          <draw:text-box>
            <text:p text:style-name="P6"><text:span text:style-name="T3">E_IF1</text:span></text:p>
          </draw:text-box>
        </draw:frame>
        <draw:frame draw:style-name="gr14" draw:text-style-name="P7" draw:layer="layout" svg:width="2.619cm" svg:height="0.954cm" svg:x="6.207cm" svg:y="8.62cm">
          <draw:text-box>
            <text:p text:style-name="P6"><text:span text:style-name="T3">S_C1</text:span><text:span text:style-name="T3">E1</text:span></text:p>
          </draw:text-box>
        </draw:frame>
        <draw:frame draw:style-name="gr14" draw:text-style-name="P7" draw:layer="layout" svg:width="2.407cm" svg:height="0.954cm" svg:x="13.007cm" svg:y="16.937cm">
          <draw:text-box>
            <text:p text:style-name="P6"><text:span text:style-name="T3">E_IF34</text:span></text:p>
          </draw:text-box>
        </draw:frame>
        <draw:frame draw:style-name="gr14" draw:text-style-name="P7" draw:layer="layout" svg:width="2.619cm" svg:height="0.954cm" svg:x="13.02cm" svg:y="8.174cm">
          <draw:text-box>
            <text:p text:style-name="P6"><text:span text:style-name="T3">S_C1E2</text:span></text:p>
          </draw:text-box>
        </draw:frame>
        <draw:frame draw:style-name="gr14" draw:text-style-name="P7" draw:layer="layout" svg:width="2.657cm" svg:height="0.954cm" svg:x="12.938cm" svg:y="12.611cm">
          <draw:text-box>
            <text:p text:style-name="P6"><text:span text:style-name="T3">E_C2E2</text:span></text:p>
          </draw:text-box>
        </draw:frame>
        <draw:frame draw:style-name="gr14" draw:text-style-name="P7" draw:layer="layout" svg:width="2.936cm" svg:height="0.954cm" svg:x="10.092cm" svg:y="20.204cm">
          <draw:text-box>
            <text:p text:style-name="P6"><text:span text:style-name="T3">S_C1E34</text:span></text:p>
          </draw:text-box>
        </draw:frame>
        <draw:frame draw:style-name="gr14" draw:text-style-name="P7" draw:layer="layout" svg:width="2.974cm" svg:height="0.954cm" svg:x="10.017cm" svg:y="24.368cm">
          <draw:text-box>
            <text:p text:style-name="P6"><text:span text:style-name="T3">E_C2E3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uk" fo:country="UA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3:27:34.580898445</meta:creation-date>
    <meta:generator>LibreOffice/5.4.6.2$Linux_X86_64 LibreOffice_project/40m0$Build-2</meta:generator>
    <dc:date>2018-05-13T13:54:11.007953429</dc:date>
    <meta:editing-duration>PT16M13S</meta:editing-duration>
    <meta:editing-cycles>6</meta:editing-cycles>
    <meta:document-statistic meta:object-count="51"/>
  </office:meta>
</office:document-meta>
</file>